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d" svg:font-family="Monospace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6ad3" officeooo:paragraph-rsid="00176ad3"/>
    </style:style>
    <style:style style:name="P2" style:family="paragraph" style:parent-style-name="Standard">
      <style:text-properties officeooo:paragraph-rsid="00176ad3"/>
    </style:style>
    <style:style style:name="P3" style:family="paragraph" style:parent-style-name="Standard">
      <style:paragraph-properties fo:margin-left="0cm" fo:margin-right="0cm" fo:margin-top="0.353cm" fo:margin-bottom="0cm" loext:contextual-spacing="false" fo:line-height="90%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5" style:family="paragraph" style:parent-style-name="Predeterminado">
      <style:paragraph-properties fo:margin-left="0cm" fo:margin-right="0cm" fo:margin-top="0.353cm" fo:margin-bottom="0cm" loext:contextual-spacing="false" fo:line-height="90%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Filmina_20_-_20_Ejercicios_7e_LT_7e_Gliederung_20_4">
      <style:paragraph-properties fo:margin-left="0cm" fo:margin-right="0cm" fo:margin-top="0.353cm" fo:margin-bottom="0cm" loext:contextual-spacing="false" fo:line-height="90%" fo:text-indent="0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Filmina_20_-_20_Ejercicios_7e_LT_7e_Gliederung_20_1">
      <style:paragraph-properties fo:margin-left="0cm" fo:margin-right="0cm" fo:line-height="90%" fo:text-indent="0cm" style:auto-text-indent="false"/>
      <style:text-properties fo:color="#000000" style:text-outline="false" style:text-line-through-style="none" style:text-line-through-type="none" style:font-name="Arial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1" style:family="text">
      <style:text-properties officeooo:rsid="00176ad3"/>
    </style:style>
    <style:style style:name="T2" style:family="text">
      <style:text-properties fo:color="#000000" style:text-outline="false" style:text-line-through-style="none" style:text-line-through-type="none" style:font-name="Arial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font-size="20pt" fo:letter-spacing="normal" fo:font-style="italic" fo:text-shadow="none" style:text-underline-style="none" fo:font-weight="normal" style:letter-kerning="true" style:font-size-asian="20pt" style:font-style-asian="italic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7" style:family="text"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T9" style:family="text">
      <style:text-properties fo:color="#000000" style:text-outline="false" style:text-line-through-style="none" style:text-line-through-type="none" fo:font-size="20pt" fo:letter-spacing="normal" fo:font-style="italic" fo:text-shadow="none" style:text-underline-style="none" fo:font-weight="normal" style:letter-kerning="true" style:font-size-asian="20pt" style:font-style-asian="italic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fo:letter-spacing="normal" fo:font-style="italic" fo:text-shadow="none" style:text-underline-style="none" fo:font-weight="normal" style:letter-kerning="true" style:font-style-asian="italic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Calibri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Monospaced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T17" style:family="text">
      <style:text-properties fo:font-weight="normal" style:font-weight-asian="normal"/>
    </style:style>
    <style:style style:name="T18" style:family="text">
      <style:text-properties fo:color="#0000e6" style:text-outline="false" style:text-line-through-style="none" style:text-line-through-type="none" style:font-name="Calibri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19" style:family="text">
      <style:text-properties fo:color="#0000e6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0" style:family="text">
      <style:text-properties fo:color="#0000e6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1" style:family="text">
      <style:text-properties fo:color="#ce7b00" style:text-outline="false" style:text-line-through-style="none" style:text-line-through-type="none" style:font-name="Calibri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2" style:family="text">
      <style:text-properties fo:color="#ce7b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3" style:family="text">
      <style:text-properties fo:color="#ce7b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)</text:span></text:p>
      <text:p text:style-name="P2"><text:span text:style-name="T6">El siguiente código no compila. Explique a que se debe</text:span></text:p>
      <text:p text:style-name="P6"><text:span text:style-name="T10">Suponga que el método </text:span><text:span text:style-name="T12">obtenerFechaPartido()</text:span><text:span text:style-name="T10"> se encuentra implementado y que devuelve un objeto de tipo </text:span><text:span text:style-name="T11">Date</text:span><text:span text:style-name="T10"> valido</text:span></text:p>
      <text:p text:style-name="P6"><text:span text:style-name="T10"/></text:p>
      <text:p text:style-name="P5"><text:span text:style-name="T10">EtapaMundial etapa=</text:span><text:span text:style-name="T20">new</text:span><text:span text:style-name="T10"> EtapaMundial(); </text:span></text:p>
      <text:p text:style-name="P4"><text:span text:style-name="T10">Equipo e1=</text:span><text:span text:style-name="T20">new</text:span><text:span text:style-name="T10"> Equipo(); e1.setNombre(</text:span><text:span text:style-name="T23">"Argentina"</text:span><text:span text:style-name="T10">); </text:span></text:p>
      <text:p text:style-name="P4"><text:span text:style-name="T10">Equipo e2=</text:span><text:span text:style-name="T20">new</text:span><text:span text:style-name="T10"> Equipo(); e1.setNombre(</text:span><text:span text:style-name="T23">"Brasil"</text:span><text:span text:style-name="T10">); </text:span></text:p>
      <text:p text:style-name="P4"><text:span text:style-name="T10">Partido p=</text:span><text:span text:style-name="T20">new</text:span><text:span text:style-name="T10"> Partido(</text:span><text:span text:style-name="T12">obtenerFechaPartido</text:span><text:span text:style-name="T10">(), e1, e2); etapa.addPartido(p);</text:span></text:p>
      <text:p text:style-name="P3"><text:span text:style-name="T10"/>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d" svg:font-family="Monospace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-_20_Ejercicios_7e_LT_7e_Gliederung_20_1" style:display-name="Título - Ejercicios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Gliederung_20_2" style:display-name="Título - Ejercicios~LT~Gliederung 2" style:family="paragraph" style:parent-style-name="Título_20_-_20_Ejercicios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3" style:display-name="Título - Ejercicios~LT~Gliederung 3" style:family="paragraph" style:parent-style-name="Título_20_-_20_Ejercicios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-_20_Ejercicios_7e_LT_7e_Gliederung_20_4" style:display-name="Título - Ejercicios~LT~Gliederung 4" style:family="paragraph" style:parent-style-name="Título_20_-_20_Ejercicios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-_20_Ejercicios_7e_LT_7e_Gliederung_20_5" style:display-name="Título - Ejercicios~LT~Gliederung 5" style:family="paragraph" style:parent-style-name="Título_20_-_20_Ejercicios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6" style:display-name="Título - Ejercicios~LT~Gliederung 6" style:family="paragraph" style:parent-style-name="Título_20_-_20_Ejercicios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7" style:display-name="Título - Ejercicios~LT~Gliederung 7" style:family="paragraph" style:parent-style-name="Título_20_-_20_Ejercicios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8" style:display-name="Título - Ejercicios~LT~Gliederung 8" style:family="paragraph" style:parent-style-name="Título_20_-_20_Ejercicios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9" style:display-name="Título - Ejercicios~LT~Gliederung 9" style:family="paragraph" style:parent-style-name="Título_20_-_20_Ejercicios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Titel" style:display-name="Título - Ejercicios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Untertitel" style:display-name="Título - Ejercicio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Notizen" style:display-name="Título - Ejercicio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Hintergrundobjekte" style:display-name="Título - Ejercicio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-_20_Ejercicios_7e_LT_7e_Hintergrund" style:display-name="Título - Ejercicio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1" style:display-name="Filmina - Ejercicios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Gliederung_20_2" style:display-name="Filmina - Ejercicios~LT~Gliederung 2" style:family="paragraph" style:parent-style-name="Filmina_20_-_20_Ejercicios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3" style:display-name="Filmina - Ejercicios~LT~Gliederung 3" style:family="paragraph" style:parent-style-name="Filmina_20_-_20_Ejercicios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mina_20_-_20_Ejercicios_7e_LT_7e_Gliederung_20_4" style:display-name="Filmina - Ejercicios~LT~Gliederung 4" style:family="paragraph" style:parent-style-name="Filmina_20_-_20_Ejercicios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mina_20_-_20_Ejercicios_7e_LT_7e_Gliederung_20_5" style:display-name="Filmina - Ejercicios~LT~Gliederung 5" style:family="paragraph" style:parent-style-name="Filmina_20_-_20_Ejercicios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6" style:display-name="Filmina - Ejercicios~LT~Gliederung 6" style:family="paragraph" style:parent-style-name="Filmina_20_-_20_Ejercicios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7" style:display-name="Filmina - Ejercicios~LT~Gliederung 7" style:family="paragraph" style:parent-style-name="Filmina_20_-_20_Ejercicios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8" style:display-name="Filmina - Ejercicios~LT~Gliederung 8" style:family="paragraph" style:parent-style-name="Filmina_20_-_20_Ejercicios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9" style:display-name="Filmina - Ejercicios~LT~Gliederung 9" style:family="paragraph" style:parent-style-name="Filmina_20_-_20_Ejercicios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Titel" style:display-name="Filmina - Ejercicios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Untertitel" style:display-name="Filmina - Ejercicio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Notizen" style:display-name="Filmina - Ejercicio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Hintergrundobjekte" style:display-name="Filmina - Ejercicio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ilmina_20_-_20_Ejercicios_7e_LT_7e_Hintergrund" style:display-name="Filmina - Ejercicio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7:18:03.599000000</meta:creation-date>
    <dc:date>2018-04-14T17:22:51.427000000</dc:date>
    <meta:editing-duration>PT4M48S</meta:editing-duration>
    <meta:editing-cycles>1</meta:editing-cycles>
    <meta:document-statistic meta:table-count="0" meta:image-count="0" meta:object-count="0" meta:page-count="1" meta:paragraph-count="7" meta:word-count="45" meta:character-count="382" meta:non-whitespace-character-count="341"/>
    <meta:generator>LibreOffice/6.0.3.2$Windows_X86_64 LibreOffice_project/8f48d515416608e3a835360314dac7e47fd0b821</meta:generator>
  </office:meta>
</office:document-meta>
</file>